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a430" officeooo:paragraph-rsid="0002a430"/>
    </style:style>
    <style:style style:name="P2" style:family="paragraph" style:parent-style-name="Standard">
      <style:text-properties officeooo:rsid="0002a430" officeooo:paragraph-rsid="00048d83"/>
    </style:style>
    <style:style style:name="P3" style:family="paragraph" style:parent-style-name="Standard">
      <style:text-properties officeooo:rsid="00048d83" officeooo:paragraph-rsid="00048d83"/>
    </style:style>
    <style:style style:name="P4" style:family="paragraph" style:parent-style-name="Standard">
      <style:text-properties officeooo:rsid="00076c17" officeooo:paragraph-rsid="00076c17"/>
    </style:style>
    <style:style style:name="P5" style:family="paragraph" style:parent-style-name="Standard">
      <style:text-properties officeooo:rsid="0002a430" officeooo:paragraph-rsid="00048d83"/>
    </style:style>
    <style:style style:name="P6" style:family="paragraph" style:parent-style-name="Standard">
      <style:text-properties officeooo:rsid="0008d464" officeooo:paragraph-rsid="0008d464"/>
    </style:style>
    <style:style style:name="T1" style:family="text">
      <style:text-properties officeooo:rsid="00048d83"/>
    </style:style>
    <style:style style:name="T2" style:family="text">
      <style:text-properties officeooo:rsid="00076c17"/>
    </style:style>
    <style:style style:name="T3" style:family="text">
      <style:text-properties officeooo:rsid="0008d4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V1</text:p>
      <text:p text:style-name="P1">→ about me page: Showing Holly</text:p>
      <text:p text:style-name="P1">→ way to schedule</text:p>
      <text:p text:style-name="P1"><text:tab/><text:tab/>-<text:span text:style-name="T1">day month list view</text:span></text:p>
      <text:p text:style-name="P1"><text:tab/>- <text:span text:style-name="T2">add event, ( pending).</text:span></text:p>
      <text:p text:style-name="P4"><text:tab/>Denied, or approved by Holly</text:p>
      <text:p text:style-name="P6"/>
      <text:p text:style-name="P3"><text:tab/>schedule on day <text:span text:style-name="T3">view</text:span></text:p>
      <text:p text:style-name="P6">Make all dates eastern time. Convert to local in a submenu. </text:p>
      <text:p text:style-name="P6">Make Layout look OK ( ongoing)</text:p>
      <text:p text:style-name="P2"/>
      <text:p text:style-name="P2"/>
      <text:p text:style-name="P2"/>
      <text:p text:style-name="P2"/>
      <text:p text:style-name="P1"/>
      <text:p text:style-name="P1">V2_ payments portal online.</text:p>
      <text:p text:style-name="P1"><text:s/>_-- <text:span text:style-name="T2">add a way to maek payments</text:span></text:p>
      <text:p text:style-name="P1">-- <text:span text:style-name="T2">use with google calendar if possibl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5T00:07:20.483215632</meta:creation-date>
    <dc:date>2023-09-22T18:15:47.445464673</dc:date>
    <meta:editing-duration>PT2H16M47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64" meta:character-count="333" meta:non-whitespace-character-count="274"/>
  </office:meta>
</office:document-meta>
</file>